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8in"/>
    </style:style>
    <style:style style:name="co2" style:family="table-column">
      <style:table-column-properties fo:break-before="auto" style:column-width="1.068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3EFM</text:p>
          </table:table-cell>
          <table:table-cell office:value-type="float" office:value="20.4656231266">
            <text:p>20.4656231266</text:p>
          </table:table-cell>
        </table:table-row>
        <table:table-row table:style-name="ro1">
          <table:table-cell office:value-type="string">
            <text:p>3CSL</text:p>
          </table:table-cell>
          <table:table-cell office:value-type="float" office:value="19.374036238">
            <text:p>19.374036238</text:p>
          </table:table-cell>
        </table:table-row>
        <table:table-row table:style-name="ro1">
          <table:table-cell office:value-type="string">
            <text:p>2QDZ</text:p>
          </table:table-cell>
          <table:table-cell office:value-type="float" office:value="17.5968653308">
            <text:p>17.5968653308</text:p>
          </table:table-cell>
        </table:table-row>
        <table:table-row table:style-name="ro1">
          <table:table-cell office:value-type="string">
            <text:p>2VQI</text:p>
          </table:table-cell>
          <table:table-cell office:value-type="float" office:value="16.1252985246">
            <text:p>16.1252985246</text:p>
          </table:table-cell>
        </table:table-row>
        <table:table-row table:style-name="ro1">
          <table:table-cell office:value-type="string">
            <text:p>3DWO</text:p>
          </table:table-cell>
          <table:table-cell office:value-type="float" office:value="15.3808491828">
            <text:p>15.3808491828</text:p>
          </table:table-cell>
        </table:table-row>
        <table:table-row table:style-name="ro1">
          <table:table-cell office:value-type="string">
            <text:p>1QFG</text:p>
          </table:table-cell>
          <table:table-cell office:value-type="float" office:value="14.1366149268">
            <text:p>14.1366149268</text:p>
          </table:table-cell>
        </table:table-row>
        <table:table-row table:style-name="ro1">
          <table:table-cell office:value-type="string">
            <text:p>1KMO</text:p>
          </table:table-cell>
          <table:table-cell office:value-type="float" office:value="13.7677701588">
            <text:p>13.7677701588</text:p>
          </table:table-cell>
        </table:table-row>
        <table:table-row table:style-name="ro1">
          <table:table-cell table:style-name="ce1" office:value-type="string">
            <text:p>1AF6</text:p>
          </table:table-cell>
          <table:table-cell table:style-name="ce1" office:value-type="float" office:value="12.0492936749">
            <text:p>12.0492936749</text:p>
          </table:table-cell>
        </table:table-row>
        <table:table-row table:style-name="ro1">
          <table:table-cell office:value-type="string">
            <text:p>3FHH</text:p>
          </table:table-cell>
          <table:table-cell office:value-type="float" office:value="11.3229844373">
            <text:p>11.3229844373</text:p>
          </table:table-cell>
        </table:table-row>
        <table:table-row table:style-name="ro1">
          <table:table-cell office:value-type="string">
            <text:p>2GUF</text:p>
          </table:table-cell>
          <table:table-cell office:value-type="float" office:value="11.2895675439">
            <text:p>11.2895675439</text:p>
          </table:table-cell>
        </table:table-row>
        <table:table-row table:style-name="ro1">
          <table:table-cell office:value-type="string">
            <text:p>1UYN</text:p>
          </table:table-cell>
          <table:table-cell office:value-type="float" office:value="11.0318483867">
            <text:p>11.0318483867</text:p>
          </table:table-cell>
        </table:table-row>
        <table:table-row table:style-name="ro1">
          <table:table-cell table:style-name="ce2" office:value-type="string">
            <text:p>1E54</text:p>
          </table:table-cell>
          <table:table-cell table:style-name="ce1" office:value-type="float" office:value="10.3840075533">
            <text:p>10.3840075533</text:p>
          </table:table-cell>
        </table:table-row>
        <table:table-row table:style-name="ro1">
          <table:table-cell table:style-name="ce1" office:value-type="string">
            <text:p>1A0S</text:p>
          </table:table-cell>
          <table:table-cell table:style-name="ce1" office:value-type="float" office:value="9.77316986347">
            <text:p>9.77316986347</text:p>
          </table:table-cell>
        </table:table-row>
        <table:table-row table:style-name="ro1">
          <table:table-cell table:style-name="ce1" office:value-type="string">
            <text:p>2J1N</text:p>
          </table:table-cell>
          <table:table-cell table:style-name="ce1" office:value-type="float" office:value="9.72751176764">
            <text:p>9.72751176764</text:p>
          </table:table-cell>
        </table:table-row>
        <table:table-row table:style-name="ro1">
          <table:table-cell office:value-type="string">
            <text:p>1FEP</text:p>
          </table:table-cell>
          <table:table-cell office:value-type="float" office:value="9.44854485193">
            <text:p>9.44854485193</text:p>
          </table:table-cell>
        </table:table-row>
        <table:table-row table:style-name="ro1">
          <table:table-cell office:value-type="string">
            <text:p>3BS0</text:p>
          </table:table-cell>
          <table:table-cell office:value-type="float" office:value="8.96649545262">
            <text:p>8.96649545262</text:p>
          </table:table-cell>
        </table:table-row>
        <table:table-row table:style-name="ro1">
          <table:table-cell office:value-type="string">
            <text:p>3DZM</text:p>
          </table:table-cell>
          <table:table-cell office:value-type="float" office:value="7.78191353594">
            <text:p>7.78191353594</text:p>
          </table:table-cell>
        </table:table-row>
        <table:table-row table:style-name="ro1">
          <table:table-cell table:style-name="ce1" office:value-type="string">
            <text:p>2O4V</text:p>
          </table:table-cell>
          <table:table-cell table:style-name="ce1" office:value-type="float" office:value="6.96490512682">
            <text:p>6.96490512682</text:p>
          </table:table-cell>
        </table:table-row>
        <table:table-row table:style-name="ro1">
          <table:table-cell office:value-type="string">
            <text:p>1QJ8</text:p>
          </table:table-cell>
          <table:table-cell office:value-type="float" office:value="6.89957634194">
            <text:p>6.89957634194</text:p>
          </table:table-cell>
        </table:table-row>
        <table:table-row table:style-name="ro1">
          <table:table-cell office:value-type="string">
            <text:p>3EMN</text:p>
          </table:table-cell>
          <table:table-cell office:value-type="float" office:value="5.671252822">
            <text:p>5.671252822</text:p>
          </table:table-cell>
        </table:table-row>
        <table:table-row table:style-name="ro1">
          <table:table-cell table:style-name="ce1" office:value-type="string">
            <text:p>1QD6</text:p>
          </table:table-cell>
          <table:table-cell table:style-name="ce1" office:value-type="float" office:value="5.45625979978">
            <text:p>5.45625979978</text:p>
          </table:table-cell>
        </table:table-row>
        <table:table-row table:style-name="ro1">
          <table:table-cell office:value-type="string">
            <text:p>2F1C</text:p>
          </table:table-cell>
          <table:table-cell office:value-type="float" office:value="5.36402010002">
            <text:p>5.36402010002</text:p>
          </table:table-cell>
        </table:table-row>
        <table:table-row table:style-name="ro1">
          <table:table-cell office:value-type="string">
            <text:p>1T16</text:p>
          </table:table-cell>
          <table:table-cell office:value-type="float" office:value="5.25202419557">
            <text:p>5.25202419557</text:p>
          </table:table-cell>
        </table:table-row>
        <table:table-row table:style-name="ro1">
          <table:table-cell office:value-type="string">
            <text:p>1K24</text:p>
          </table:table-cell>
          <table:table-cell office:value-type="float" office:value="4.07550638713">
            <text:p>4.07550638713</text:p>
          </table:table-cell>
        </table:table-row>
        <table:table-row table:style-name="ro1">
          <table:table-cell office:value-type="string">
            <text:p>3JTY</text:p>
          </table:table-cell>
          <table:table-cell office:value-type="float" office:value="3.72842994043">
            <text:p>3.72842994043</text:p>
          </table:table-cell>
        </table:table-row>
        <table:table-row table:style-name="ro1">
          <table:table-cell office:value-type="string">
            <text:p>2F1V</text:p>
          </table:table-cell>
          <table:table-cell office:value-type="float" office:value="3.23659955211">
            <text:p>3.23659955211</text:p>
          </table:table-cell>
        </table:table-row>
        <table:table-row table:style-name="ro1">
          <table:table-cell office:value-type="string">
            <text:p>1I78</text:p>
          </table:table-cell>
          <table:table-cell office:value-type="float" office:value="2.93163428486">
            <text:p>2.93163428486</text:p>
          </table:table-cell>
        </table:table-row>
        <table:table-row table:style-name="ro1">
          <table:table-cell office:value-type="string">
            <text:p>2WJR</text:p>
          </table:table-cell>
          <table:table-cell office:value-type="float" office:value="2.64589283691">
            <text:p>2.64589283691</text:p>
          </table:table-cell>
        </table:table-row>
        <table:table-row table:style-name="ro1">
          <table:table-cell office:value-type="string">
            <text:p>1QJP</text:p>
          </table:table-cell>
          <table:table-cell office:value-type="float" office:value="2.29330407995">
            <text:p>2.29330407995</text:p>
          </table:table-cell>
        </table:table-row>
        <table:table-row table:style-name="ro1">
          <table:table-cell office:value-type="string">
            <text:p>1THQ</text:p>
          </table:table-cell>
          <table:table-cell office:value-type="float" office:value="2.24699768026">
            <text:p>2.24699768026</text:p>
          </table:table-cell>
        </table:table-row>
        <table:table-row table:style-name="ro1">
          <table:table-cell table:style-name="ce1" office:value-type="string">
            <text:p>2POR</text:p>
          </table:table-cell>
          <table:table-cell table:style-name="ce1" office:value-type="float" office:value="2.16761380092">
            <text:p>2.16761380092</text:p>
          </table:table-cell>
        </table:table-row>
        <table:table-row table:style-name="ro1">
          <table:table-cell office:value-type="string">
            <text:p>2ERV</text:p>
          </table:table-cell>
          <table:table-cell office:value-type="float" office:value="1.96967444354">
            <text:p>1.96967444354</text:p>
          </table:table-cell>
        </table:table-row>
        <table:table-row table:style-name="ro1">
          <table:table-cell office:value-type="string">
            <text:p>1P4T</text:p>
          </table:table-cell>
          <table:table-cell office:value-type="float" office:value="1.84562552929">
            <text:p>1.84562552929</text:p>
          </table:table-cell>
        </table:table-row>
        <table:table-row table:style-name="ro1">
          <table:table-cell office:value-type="string">
            <text:p>1TLY</text:p>
          </table:table-cell>
          <table:table-cell office:value-type="float" office:value="1.8262093868">
            <text:p>1.8262093868</text:p>
          </table:table-cell>
        </table:table-row>
        <table:table-row table:style-name="ro1">
          <table:table-cell table:style-name="ce1" office:value-type="string">
            <text:p>3PRN</text:p>
          </table:table-cell>
          <table:table-cell table:style-name="ce1" office:value-type="float" office:value="1.02974552961">
            <text:p>1.029745529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2/14/2011</text:date>, <text:time>22:5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14T22:51:52</dc:date>
    <dc:creator>Alexander Davis</dc:creator>
    <meta:document-statistic meta:table-count="1" meta:cell-count="70" meta:object-count="0"/>
    <meta:generator>OpenOffice.org/3.2$Linux OpenOffice.org_project/320m12$Build-9483</meta:generator>
  </office:meta>
</office:document-meta>
</file>